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1. Wstęp</text:p>
      <text:p text:style-name="P1">Żyjemy w czasach powszechnego dostępu do internetu. Dziś większość z nas ma telefon, który to umożliwia nam połączenie z całym światem. Na wyciągnięcie ręki mamy najnowsze wieści czy potrzebną nam w danym momencie informacje po definicje z popularnych portali po filmiki instruktażowe.</text:p>
      <text:p text:style-name="P1">Ciężko określić początku internetu, mówi się bardziej o okresie. Jego początku przypadają na lata 60. XX wieku. Forma w jakiej zapoczątkował różniła się od tego co mamy na co dzień. Oczywiście jedną z głównych różnic była skala. Internet wyewoluował oraz urósł do niewyobrażalnych na tamte czasy rozmiarów. Internet jaki mamy dzień definiuje nasz świat.</text:p>
      <text:p text:style-name="P1">Pokolenie wychowane w obecnych czasach nazywane jest „Z”, ale jednym aliasów jest pokolenie internetu. Za wcześnie wyrokować w jakim kierunku rozwinie się świat z młodszymi ludźmi, łączących się z całym światem za jednym kliknięciem. Zaobserwować można jednak popularyzacje nowych rozwiązań. W świecie technologii popularne staje się odchodzenie od dotychczasowych rozwiązań.</text:p>
      <text:p text:style-name="P1">Wiele firm stara się przechodzić na rozwiązania czysto internetowe. Przykłady można mnożyć, aplikacje dostępne głównie na domowym komputerze, dostają swoje wersje w internecie. Najwięksi gracze świata technologicznego jak Microsoft, umożliwiają nam dostęp do swoich programów poprzez aplikacje internetowe. Możliwość edycji swoich dokumentów z każdego miejsca, po prostym zalogowaniu się do strony i uzyskania do nich dostępu, to coś do czego jesteśmy w zasadzie już przyzwyczajeni.</text:p>
      <text:p text:style-name="P1">Strony WWW <text:s text:c="1"/>- World Wide Web oraz zawarte w nich aplikacje internetowe to coś na czym chciałbym się skupić. Porzucenie dotychczasowego mało mobilnego stanowiska komputerowego na rzecz formy bardziej przenośnej wydawało się mało możliwe, ale dzisiejsza technologia robi z tego w zasadzie normę. Myślimy już o krok dalej, teraz już nie tylko chcemy przenieść wszystkie aspekty pracy i życia do komputera ale także do sieci.</text:p>
      <text:p text:style-name="P1">Aplikacje webowe to naturalna kolej rzeczy. Gdzie wiele programów desktopowych wymaga konkretnego systemu operacyjnego, a przez swoje różne wymagania sprzętowe mogą nie działać na starych sprzętach, internet działa nie tylko na w zasadzie każdym systemie, ale też na prawie każdej dostępnej platformie. Od komputerów przez laptopy aż po smartfony. Ich dostępność na komórkach i netbookach zapewnia im mobilność. Przeniesienie do Internetu dysków czy też pendrive'ów do postaci dysku w chmurze umożliwia dostęp do danych dopełnia obraz mobilnego świata technologii. </text:p>
      <text:p text:style-name="P1">Programiści stanęli więc przed nowym wyzwaniem, przenieść programy do formy aplikacji internetowej. Zadanie to oczywiście ewoluuje z roku na rok, gdzie obecnie trzeba też wziąć inne aspekty. Choćby wzrost popularności nowoczesnych telefonów - smartfonów. Rdzeń jednak jest taki sam. Długo można byłoby wymieniać trudności. Jedną z ważniejszych jest przeniesienie ciężaru samej aplikacji z komputera klienta na barki serwera, który często musi obsłużyć ogromne ilości przesyłanych i wysyłanych informacji. Wraz ze wzrostem użytkowników i firm, potrzebne jest więc ulepszanie wszystkich aspektów aplikacji. Wielkość Internetu może przytłaczać. Nie wszystko jest jeszcze gotowe na przenosiny do świata cyfrowego, więc na całkowite przeniesienie wszystkiego do Internetu musimy jeszcze trochę poczekać. Na etapach planowania swojego projektu w głowie miałem myśl, aby mieć swój wkład w tej być może nie takiej długiej misji.</text:p>
      <text:p text:style-name="P1">Cel:</text:p>
      <text:p text:style-name="P1">Prace dyplomowe to ważna część życia nie tylko akademickiego ale także zawodowego. Co roku uczniowie, studenci czy doktoranci stoją przed zadaniem napisania dzieła. To czy student traktuje to poważnie czy nie jest już kwestią indywidualną, ale nawet najbardziej leniwi muszą się postarać. Każda praca przed przedstawieniem jej komisji musi zostać oceniona. Ukończeniu towarzyszy recenzja, napisana przez zazwyczaj dwie osoby: opiekuna/promotora oraz recenzenta - osoby trzeciej. Zabieg ten ma na celu pomóż nie tylko jednostce naukowej, by ta nie oceniała prac nie spełniających wymagań, ale także autorowi, by nie podchodził do obrony z niegotowym tworem. //Proces recenzji nie jest obecnie w żaden sposób zdigitalizowany. Po odpowiedniej analizie, razem z promotorką doszliśmy do paru wniosków. Wykonując swoją pracę w czasach gdzie połowa rzeczy jest na papierze a połowa skomputeryzowana, recenzenci zaczynając mieć problem nie tylko ze śledzeniem obecnych poczynać, ale i z przeszukiwaniem archiwalnych recenzji. Ujednolicenie obecnego systemu poprzez zwiększenie nacisku na digitalizacje, znacząco usprawniło by proces. Pierwszym konceptem jaki może przyjść w takiej sytuacji do głowy jest stworzenie omawianej wcześniej aplikacji internetowej. Stworzenie portalu nie tylko polepszyło by obecny schemat, ale umożliwiło by skorzystanie z dobrodziejstw internetu. Na etapach koncepcyjnych kreowała się wizja aplikacji informującej mailowo o zakończeniu recenzji. Pozwalają na stworzenie archiwum prac w których po indeksach studentów można było by znaleźć recenzje nawet sprzed paru lat. W obliczu tych oraz wielu innych zalet, zdecydowałem się na stworzenie takiego właśnie systemu. Za cel postawiłem więc sobie tytułowe stworzenie internetowe systemu do zarządzania procesem recenzowania prac.</text:p>
      <text:p text:style-name="P1">Zarys ogólny aplikacji</text:p>
      <text:p text:style-name="P1">Aplikacja internetowa którą postanowiłem nazwać „ThesisReview” ma proste założenie. Zarejestrowani przez administratora pracownicy, będą mogli dostawać zgłoszenia od studentów. Wysyłany formularz posiada informacje takie jak tytuł pracy, wstęp/strzeszczenie oraz podstawowe dane do identyfikacji studenta poprzez mail oraz opiekuna i ewentualnego recenzenta. Na podany przez wysyłającego mail, zostanie przysłany link przejrzenia recenzji. Adres ten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 na pytania dotyczących pracy, zgodnych z jej typem. Recenzent po ocenieniu pracy uniemożliwia sobie jej dalszą edycję. Po zakończeniu edycji przez niego oraz ewentualnego drugiego recenzenta, student na podany mail dostaje powiadomienie o zakończeniu oceniania. Korzystając z linku może on sprawdzić wystawioną przez ocenę. To kończy działanie aplikacji w stosunku recenzent - student, spełniając tym samym podstawowe założenia, ale to oczywiście nie jedyne możliwości aplikacji.</text:p>
      <text:p text:style-name="P1">Ogólny opis narzędzi</text:p>
      <text:p text:style-name="P1">Proces tworzenia aplikacji to rzecz często bardzo indywidualna. Programista może przebierać nie tylko w ogromnej liczbie narzędzi do pisania, ale przede wszystkim w różnych językach i bibliotekach. Wybór odpowiednich narzędzi więc jest bardzo ważny. Do stworzenia aplikacji użyłem ASP.NET Core. Napisany jest on w języku C# na platformie .NET Core. Aplikacja potrzebowała też bazy danych, wybór odpowiedniego systemy do zarządzania ww. padł na MSSQL znany też jako Microsoft SQL Server. Do obsługi HTML, CSS oraz JavaScript zdecydowałem się użyć popularnego zestawu narzędzi Bootstrap i towarzyszącej mu biblioteki jQuery. Jako zintegrowane środowisko programistyczne zwane też jako IDE użyłem Visual Studio 2017 w wersji community. Służył mi on również jako edytor tekstowy, wraz z małą pomocą notepad++. Tak przedstawia się pobieżna lista narzędzi. Brakuje tutaj opisy bibliotek z których owe narzędzia korzystały ale te zostaną opisane bardziej szczegółowo w dalszej części.</text:p>
      <text:p text:style-name="P1">Plan Pracy Dyplomowej</text:p>
      <text:p text:style-name="P1">W celu łatwiejszej nawigacji po mojej pracy zdecydowałem się na prosty podział. Jako że warto opisać każde narzędzie, proces i implementacje, niezbędnym wydaje się być więc przeznaczenie im odpowiedniego dla nich miejsca. Pracę więc podzieliłem na X większe rozdziały:</text:p>
      <text:p text:style-name="P1">Rozdział 1: Wstęp</text:p>
      <text:p text:style-name="P1">Rozdział 2: Technologie i narzędzia<text:line-break/>Rozdział 3: Aplikacja</text:p>
      <text:p text:style-name="P1">Rozdział 4: Rozwiązania</text:p>
      <text:p text:style-name="P1">Rozdział 1 to wszystko to, co przeczytałeś do tej pory. Skupiłem się tu bardziej na ogółach aby można było mieć bardziej powierzchowny obraz aplikacji i tego czego ona dotyczy.</text:p>
      <text:p text:style-name="P1">Rozdział 3 skupi się na bardziej szczegółowym opisie aplikacji, co dokładnie jest w niej możliwe. Część tą potraktować można jako swoisty samouczek, w którym skupimy się na opisie aplikacji od przodu. Przedstawie tutaj też możliwości rozwoju.</text:p>
      <text:p text:style-name="P1">Rozdział 4 ma na celu ukazanie programistycznej strony aplikacji. Przedstawie tu fragmenty kodu oraz ich wyczerpują deskrypcję, która pomoże w zrozumieniu meandrów działania poszczególnych elementów.</text:p>
      <text:p text:style-name="P1">Rozdział 2 to opis technologii oraz użytych narzędzi. Szczegółowy przedstawienie tego na czym wszystko zostało napisane, co było intuicyjne a co problematyczne w użyciu. </text:p>
      <text:p text:style-name="P1"/>
      <text:p text:style-name="P1">Rozdział 1 Technologie i narzędzia</text:p>
      <text:p text:style-name="P1">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Mamy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ja zdecydowałem się na .NET Core w wersji 2.1 oraz język C sharp (C#).</text:p>
      <text:p text:style-name="P1">MSSQL</text:p>
      <text:p text:style-name="P1">Bazy danych są niezwykle istotne w aplikacja skupiających się na przechowywaniu informacji. Spośród rożnych rodzai baz, w projekcie użyłem bezy relacyjnej. Do języka zapytań <text:s text:c="1"/>chciałem użyć SQL lub jego pochodnych. Do obsługi baz danych użyłem więc rozwiązania Micrsoftu. MSSQL zwany też Microsoft SQL Server. Jest to system zarządzania relacyjną bazą danych, który do zapytań wykorzystuje język Transact-SQL będącego swoistym rozszerzeniem do SQL. Jest on wspierany przez używany przeze mnie IDE Visual Studio 2017.</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